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paragraph-properties fo:margin-top="0in" fo:margin-bottom="0in"/>
    </style:style>
    <style:style style:name="P2" style:family="paragraph" style:parent-style-name="List_20_Paragraph" style:list-style-name="WWNum1">
      <style:paragraph-properties fo:margin-top="0in" fo:margin-bottom="0in"/>
    </style:style>
    <style:style style:name="P3" style:family="paragraph" style:parent-style-name="Standard">
      <style:paragraph-properties fo:margin-top="0in" fo:margin-bottom="0in" fo:text-align="center" style:justify-single-word="false"/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P5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un Facts:</text:p>
      <text:p text:style-name="P4"><text:span text:style-name="T1">M57: RING NEBULA</text:span></text:p>
      <text:p text:style-name="P3">Computer Code: M57</text:p>
      <text:list xml:id="list8419137442205986810" text:style-name="WWNum1">
        <text:list-item>
          <text:p text:style-name="P2"><text:span text:style-name="T2">Other Names:</text:span></text:p>
          <text:list>
            <text:list-item>
              <text:p text:style-name="P2">NGC 6720</text:p>
            </text:list-item>
          </text:list>
        </text:list-item>
      </text:list>
      <text:p text:style-name="P1"/>
      <text:list xml:id="list40325057" text:continue-numbering="true" text:style-name="WWNum1">
        <text:list-item>
          <text:p text:style-name="P2"><text:span text:style-name="T2">Basics:</text:span></text:p>
          <text:list>
            <text:list-item>
              <text:p text:style-name="P2">Description: Planetary Nebula in Lyra</text:p>
              <text:list>
                <text:list-item>
                  <text:p text:style-name="P2">Planetary Nebula are the remains of a sun-like star that has used all of its hydrogen gas (fuel). In the center (difficult to see) is a white dwarf star. The Sun will become an object like this in 5 to 6 billion years. The glowing gases were once thought to be planets in the process of forming, hence the name “planetary nebula”.</text:p>
                </text:list-item>
              </text:list>
            </text:list-item>
            <text:list-item>
              <text:p text:style-name="P2">Visual Magnitude: +8.80 (not visible to naked eye or even really in binoculars)</text:p>
              <text:list>
                <text:list-item>
                  <text:p text:style-name="P2">Best viewed through at least an 8-inch telescope</text:p>
                </text:list-item>
              </text:list>
            </text:list-item>
            <text:list-item>
              <text:p text:style-name="P2">Apparent Size: 1.4 x 1.2 arcminutes </text:p>
            </text:list-item>
            <text:list-item>
              <text:p text:style-name="P2">Distance: 1,400 light years away</text:p>
              <text:list>
                <text:list-item>
                  <text:p text:style-name="P2">Light we’re seeing now left M57 around 600 AD.</text:p>
                </text:list-item>
                <text:list-item>
                  <text:p text:style-name="P2">This is what was happening on Earth around 600 AD:</text:p>
                  <text:list>
                    <text:list-item>
                      <text:p text:style-name="P2">Islam was just getting going</text:p>
                    </text:list-item>
                    <text:list-item>
                      <text:p text:style-name="P2">There were only about 208,000 million people in the world</text:p>
                    </text:list-item>
                    <text:list-item>
                      <text:p text:style-name="P2">English poetry was being invented</text:p>
                    </text:list-item>
                  </text:list>
                </text:list-item>
              </text:list>
            </text:list-item>
            <text:list-item>
              <text:p text:style-name="P2">Diameter: about 1 light year across</text:p>
            </text:list-item>
          </text:list>
        </text:list-item>
      </text:list>
      <text:p text:style-name="P1"/>
      <text:list xml:id="list40297323" text:continue-numbering="true" text:style-name="WWNum1">
        <text:list-item>
          <text:p text:style-name="P2"><text:span text:style-name="T2">History:</text:span></text:p>
          <text:list>
            <text:list-item>
              <text:p text:style-name="P2">First discovered by French astronomer, Antoine Darquier de Pellepoix in January, 1779. <text:s/>He described it as, “a dull nebula, but perfectly outlined; as large as Jupiter and looks like a fading planet.”</text:p>
            </text:list-item>
            <text:list-item>
              <text:p text:style-name="P2">Charles Messier discovered it independently only a few days later.</text:p>
            </text:list-item>
            <text:list-item>
              <text:p text:style-name="P2">Messier &amp; William Herschel assumed that the fuzziness was due to an unresolved “ring of stars.”</text:p>
            </text:list-item>
            <text:list-item>
              <text:p text:style-name="P2">In 1800, Count Friedrich von Hahn discovered the faint central star at the heart of the nebula. </text:p>
            </text:list-item>
            <text:list-item>
              <text:p text:style-name="P2">In 1864, William Huggins examined the spectrum of M57 &amp; discovered that the light was from fluorescing gases, not unresolved stars. <text:s/>He concluded (correctly) that planetary nebula were not unresolved stars, but clouds of glowing gas.</text:p>
            </text:list-item>
          </text:list>
        </text:list-item>
      </text:list>
      <text:p text:style-name="List_20_Paragraph"/>
      <text:p text:style-name="List_20_Paragraph"/>
      <text:p text:style-name="List_20_Paragraph"><text:bookmark text:name="_GoBack"/><text:soft-page-break/></text:p>
      <text:list xml:id="list40319022" text:continue-numbering="true" text:style-name="WWNum1">
        <text:list-item>
          <text:p text:style-name="P2"><text:span text:style-name="T2">Other Notes:</text:span></text:p>
          <text:list>
            <text:list-item>
              <text:p text:style-name="P2">The central star is a very faint magnitude 15.75, barely visible even with large telescopes.</text:p>
            </text:list-item>
            <text:list-item>
              <text:p text:style-name="P2">It is approaching us at 21 km/sec.</text:p>
            </text:list-item>
            <text:list-item>
              <text:p text:style-name="P2">It is likely not a shell or sphere of gas. <text:s/>It is more likely a tube or hour-glass shape that we are looking down the mouth of. <text:s/>It is probably similar to the Dumbbell Nebula, just seen from a different angle.</text:p>
            </text:list-item>
            <text:list-item>
              <text:p text:style-name="P2">The inner regions appear darker because those parts are emitting mostly UV radiation, not visible light.</text:p>
            </text:list-item>
            <text:list-item>
              <text:p text:style-name="P2">Planetary nebulae are formed by medium or low-mass stars (like our Sun). <text:s/>When they exhaust their hydrogen supply, they become red giant stars. <text:s/>Their internal nature then becomes unstable and causes their outer atmospheres to be expelled in energetic pulses. <text:s/>The escaping gasses form the nebula, leaving behind a super hot white dwarf star that illuminates the gaseous cloud with UV radiation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d Langdon</meta:initial-creator>
    <meta:editing-cycles>2</meta:editing-cycles>
    <meta:creation-date>2016-10-29T21:07:00</meta:creation-date>
    <dc:date>2016-11-19T20:13:47.34</dc:date>
    <meta:editing-duration>P0D</meta:editing-duration>
    <meta:generator>OpenOffice/4.1.3$Win32 OpenOffice.org_project/413m1$Build-9783</meta:generator>
    <meta:document-statistic meta:table-count="0" meta:image-count="0" meta:object-count="0" meta:page-count="2" meta:paragraph-count="30" meta:word-count="439" meta:character-count="24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